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ff" draw:marker-start-width="0.5cm" draw:marker-end-width="0.5cm" draw:fill="none" draw:fill-color="#ffffff" draw:auto-grow-width="false" fo:min-height="0.75cm" fo:min-width="2.74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924cm" fo:min-width="2.936cm" fo:padding-top="0.175cm" fo:padding-bottom="0.175cm" fo:padding-left="0.3cm" fo:padding-right="0.3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25cm" fo:min-width="6.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7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cm" svg:stroke-color="#00ff00" draw:marker-start-width="0.5cm" draw:marker-end-width="0.5cm" draw:fill="none" draw:textarea-horizontal-align="justify" draw:textarea-vertical-align="middle" draw:auto-grow-height="false" fo:min-height="0.924cm" fo:min-width="2.58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svg:stroke-width="0.1cm" svg:stroke-color="#ff3366" draw:marker-start-width="0.5cm" draw:marker-end-width="0.5cm" draw:fill="none" draw:textarea-horizontal-align="justify" draw:textarea-vertical-align="middle" draw:auto-grow-height="false" fo:min-height="1.15cm" fo:min-width="3.6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552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241cm" svg:height="1.1cm" svg:x="0.976cm" svg:y="1.8cm">
          <draw:text-box>
            <text:p text:style-name="P1">Breeder</text:p>
          </draw:text-box>
        </draw:frame>
        <draw:frame draw:style-name="gr2" draw:text-style-name="P3" draw:layer="layout" svg:width="6.6cm" svg:height="1.1cm" svg:x="7.1cm" svg:y="4cm">
          <draw:text-box>
            <text:p>Breeding Association</text:p>
          </draw:text-box>
        </draw:frame>
        <draw:custom-shape draw:style-name="gr3" draw:text-style-name="P4" draw:layer="layout" svg:width="5cm" svg:height="1.8cm" svg:x="0.57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7cm" svg:height="3.5cm" svg:x="6.976cm" svg:y="3.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176cm" svg:y1="4cm" svg:x2="10.476cm" svg:y2="1.1cm">
          <text:p/>
        </draw:line>
        <draw:line draw:style-name="gr5" draw:text-style-name="P4" draw:layer="layout" svg:x1="10.476cm" svg:y1="1.1cm" svg:x2="14.676cm" svg:y2="4cm">
          <text:p/>
        </draw:line>
        <draw:frame draw:style-name="gr6" draw:text-style-name="P5" draw:layer="layout" svg:width="4.8cm" svg:height="1.827cm" svg:x="8.476cm" svg:y="5.1cm">
          <draw:text-box>
            <text:p><text:span text:style-name="T1">- </text:span><text:span text:style-name="T2">herdbook</text:span></text:p>
            <text:p><text:span text:style-name="T1">- </text:span><text:span text:style-name="T2">recognition</text:span></text:p>
          </draw:text-box>
        </draw:frame>
        <draw:line draw:style-name="gr5" draw:text-style-name="P4" draw:layer="layout" svg:x1="3.976cm" svg:y1="3.3cm" svg:x2="3.976cm" svg:y2="5.5cm">
          <text:p/>
        </draw:line>
        <draw:line draw:style-name="gr7" draw:text-style-name="P4" draw:layer="layout" svg:x1="3.976cm" svg:y1="5.5cm" svg:x2="8.276cm" svg:y2="5.5cm">
          <text:p/>
        </draw:line>
        <draw:line draw:style-name="gr5" draw:text-style-name="P4" draw:layer="layout" svg:x1="8.176cm" svg:y1="6.1cm" svg:x2="2.976cm" svg:y2="6.1cm">
          <text:p/>
        </draw:line>
        <draw:line draw:style-name="gr7" draw:text-style-name="P4" draw:layer="layout" svg:x1="2.976cm" svg:y1="6.1cm" svg:x2="2.976cm" svg:y2="3.4cm">
          <text:p/>
        </draw:line>
        <draw:custom-shape draw:style-name="gr8" draw:text-style-name="P4" draw:layer="layout" svg:width="4.5cm" svg:height="1.8cm" svg:x="5.17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3.8cm" svg:height="1.673cm" svg:x="5.676cm" svg:y="9.4cm">
          <draw:text-box>
            <text:p>Production</text:p>
          </draw:text-box>
        </draw:frame>
        <draw:custom-shape draw:style-name="gr10" draw:text-style-name="P4" draw:layer="layout" svg:width="4.7cm" svg:height="2cm" svg:x="1.376cm" svg:y="6.9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1" draw:text-style-name="P5" draw:layer="layout" svg:width="3.6cm" svg:height="0.806cm" svg:x="1.876cm" svg:y="7.5cm">
          <draw:text-box>
            <text:p><text:span text:style-name="T1">Marketing</text:span></text:p>
          </draw:text-box>
        </draw:frame>
        <draw:line draw:style-name="gr7" draw:text-style-name="P4" draw:layer="layout" svg:x1="1.976cm" svg:y1="3.3cm" svg:x2="1.976cm" svg:y2="7.1cm">
          <text:p/>
        </draw:line>
        <draw:line draw:style-name="gr7" draw:text-style-name="P4" draw:layer="layout" svg:x1="3.676cm" svg:y1="8.7cm" svg:x2="5.176cm" svg:y2="9.8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31T06:59:43.791134061</dc:date>
    <meta:editing-duration>PT4M16S</meta:editing-duration>
    <meta:editing-cycles>3</meta:editing-cycles>
    <meta:generator>LibreOffice/6.1.0.3$MacOSX_X86_64 LibreOffice_project/efb621ed25068d70781dc026f7e9c5187a4decd1</meta:generator>
    <meta:document-statistic meta:object-count="17"/>
  </office:meta>
</office:document-meta>
</file>